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7.45mm"/>
    </style:style>
    <style:style style:name="co2" style:family="table-column">
      <style:table-column-properties fo:break-before="auto" style:column-width="6.9mm"/>
    </style:style>
    <style:style style:name="co3" style:family="table-column">
      <style:table-column-properties fo:break-before="auto" style:column-width="5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.66mm"/>
    </style:style>
    <style:style style:name="co6" style:family="table-column">
      <style:table-column-properties fo:break-before="auto" style:column-width="58.19mm"/>
    </style:style>
    <style:style style:name="co7" style:family="table-column">
      <style:table-column-properties fo:break-before="auto" style:column-width="7.06mm"/>
    </style:style>
    <style:style style:name="co8" style:family="table-column">
      <style:table-column-properties fo:break-before="auto" style:column-width="11.2mm"/>
    </style:style>
    <style:style style:name="co9" style:family="table-column">
      <style:table-column-properties fo:break-before="auto" style:column-width="8.43mm"/>
    </style:style>
    <style:style style:name="co10" style:family="table-column">
      <style:table-column-properties fo:break-before="auto" style:column-width="12.58mm"/>
    </style:style>
    <style:style style:name="co11" style:family="table-column">
      <style:table-column-properties fo:break-before="auto" style:column-width="1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Heading">
      <style:table-cell-properties fo:background-color="transparent" fo:border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style:font-name="Courier 10 Pitch1" fo:font-size="6pt" style:font-size-asian="6pt" style:font-size-complex="6pt"/>
    </style:style>
    <style:style style:name="ce14" style:family="table-cell" style:parent-style-name="Heading" style:data-style-name="N100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5" style:family="table-cell" style:parent-style-name="Heading" style:data-style-name="N100">
      <style:table-cell-properties fo:background-color="transparent" fo:border="none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18" style:family="table-cell" style:parent-style-name="Heading" style:data-style-name="N100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Courier 10 Pitch1" fo:font-size="6pt" style:font-size-asian="6pt" style:font-size-complex="6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ourier 10 Pitch1" fo:font-size="6pt" style:font-size-asian="6pt" style:font-size-complex="6pt"/>
    </style:style>
    <style:style style:name="ce8" style:family="table-cell" style:parent-style-name="Heading">
      <style:table-cell-properties fo:background-color="transparent" fo:border="none"/>
      <style:text-properties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 style:data-style-name="N11">
      <style:table-cell-properties fo:border="none"/>
    </style:style>
  </office:automatic-styles>
  <office:body>
    <office:spreadsheet>
      <table:table table:name="functions.hpp" table:style-name="ta1">
        <table:table-column table:style-name="co1" table:default-cell-style-name="ce3"/>
        <table:table-column table:style-name="co2" table:number-columns-repeated="6" table:default-cell-style-name="ce17"/>
        <table:table-column table:style-name="co3" table:number-columns-repeated="2" table:default-cell-style-name="ce7"/>
        <table:table-column table:style-name="co4" table:number-columns-repeated="1015" table:default-cell-style-name="ce3"/>
        <table:table-row table:style-name="ro1">
          <table:table-cell table:style-name="ce1" office:value-type="string" calcext:value-type="string" table:number-columns-spanned="1" table:number-rows-spanned="2">
            <text:p>FUNCTION</text:p>
          </table:table-cell>
          <table:table-cell table:style-name="ce14" office:value-type="string" calcext:value-type="string" table:number-columns-spanned="6" table:number-rows-spanned="1">
            <text:p>OpenCL ver.</text:p>
          </table:table-cell>
          <table:covered-table-cell table:number-columns-repeated="5" table:style-name="ce18"/>
          <table:table-cell table:style-name="ce1" office:value-type="string" calcext:value-type="string" table:number-columns-spanned="1" table:number-rows-spanned="2">
            <text:p>C++</text:p>
          </table:table-cell>
          <table:table-cell table:style-name="ce1" office:value-type="string" calcext:value-type="string" table:number-columns-spanned="1" table:number-rows-spanned="2">
            <text:p>PYTHON</text:p>
          </table:table-cell>
          <table:table-cell table:style-name="ce5" table:number-columns-repeated="1015"/>
        </table:table-row>
        <table:table-row table:style-name="ro1">
          <table:covered-table-cell table:style-name="ce1"/>
          <table:table-cell table:style-name="ce15" office:value-type="string" calcext:value-type="string">
            <text:p>1.0</text:p>
          </table:table-cell>
          <table:table-cell table:style-name="ce15" office:value-type="string" calcext:value-type="string">
            <text:p>1.1</text:p>
          </table:table-cell>
          <table:table-cell table:style-name="ce15" office:value-type="string" calcext:value-type="string">
            <text:p>1.2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2.1</text:p>
          </table:table-cell>
          <table:table-cell table:style-name="ce15" office:value-type="string" calcext:value-type="string">
            <text:p>2.2</text:p>
          </table:table-cell>
          <table:covered-table-cell table:number-columns-repeated="2" table:style-name="ce1"/>
          <table:table-cell table:style-name="ce5" table:number-columns-repeated="1015"/>
        </table:table-row>
        <table:table-row table:style-name="ro1">
          <table:table-cell table:style-name="ce2" office:value-type="string" calcext:value-type="string">
            <text:p>clBuild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build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loneKerne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lon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ompile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ompil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mmandQueue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mmand_queue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ContextFromTyp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context_from_ty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2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2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Image3D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create_image_3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Kernels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kernels_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ip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i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inary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inary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BuiltInKernel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built_in_kernel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IL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i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ProgramWithSourc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program_with_sour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number-columns-repeated="2" table:style-name="ce2" office:value-type="string" calcext:value-type="string">
            <text:p>create_samp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amplerWithProperties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ampler_with_properti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Buffer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SubDevice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sub_device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CreateUserEven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create_user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number-columns-repeated="2" table:style-name="ce2" office:value-type="string" calcext:value-type="string">
            <text:p>enqueue_barri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Barri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barrier_with_wait_lis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r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BufferTo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buffer_to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CopyImageTo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copy_image_to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Buff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FillImag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p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ap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arkerWithWaitList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MigrateMemObjects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migrate_mem_objec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ativ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ativ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NDRang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ndrang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Read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read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Fill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emcpy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MigrateMem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SVMUnmap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Task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Unmap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unmap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aitForEvents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buff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BufferRect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EnqueueWriteImag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enqueue_write_imag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ini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ini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Flush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flush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mmandQueu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mmand_queu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Contex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contex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And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Devic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devic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ventProfiling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event_profilin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</text:p>
          </table:table-cell>
          <table:table-cell table:style-name="ce16" table:number-columns-repeated="2"/>
          <table:table-cell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ExtensionFunctionAddressForPlatfor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HostTimer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Image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image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ArgInfo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arg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SubGroupInfo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KernelWorkGroup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kernel_work_group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MemObject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mem_object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ipe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D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d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latfor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latfor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Build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build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Program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program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GetSamplerInfo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GetSupportedImageForma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get_supported_image_format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LinkProgram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link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lease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lease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mmandQueue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mmand_queu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Contex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contex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Device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devic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Even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even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Kernel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kerne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MemObject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mem_object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Program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retain_program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RetainSampler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CommandQueueProperty</text:p>
          </table:table-cell>
          <table:table-cell table:number-columns-repeated="2" table:style-name="ce16" office:value-type="string" calcext:value-type="string">
            <text:p>✓</text:p>
          </table:table-cell>
          <table:table-cell table:style-name="ce16" table:number-columns-repeated="4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Alloc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VMFree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DefaultDeviceCommandQueue</text:p>
          </table:table-cell>
          <table:table-cell table:style-name="ce16" table:number-columns-repeated="4"/>
          <table:table-cell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Event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event_callback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ArgSVMPointer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arg_svm_point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KernelExecInfo</text:p>
          </table:table-cell>
          <table:table-cell table:style-name="ce16" table:number-columns-repeated="3"/>
          <table:table-cell table:number-columns-repeated="2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kernel_exec_info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SetMemObjectDestructorCallback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SetUserEventStatus</text:p>
          </table:table-cell>
          <table:table-cell table:style-name="ce16"/>
          <table:table-cell table:number-columns-repeated="4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set_user_event_statu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Compiler</text:p>
          </table:table-cell>
          <table:table-cell table:number-columns-repeated="3" table:style-name="ce16" office:value-type="string" calcext:value-type="string">
            <text:p>✓</text:p>
          </table:table-cell>
          <table:table-cell table:style-name="ce16" table:number-columns-repeated="3"/>
          <table:table-cell table:style-name="ce2"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clUnloadPlatformCompiler</text:p>
          </table:table-cell>
          <table:table-cell table:style-name="ce16" table:number-columns-repeated="2"/>
          <table:table-cell table:number-columns-repeated="3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unload_platform_compiler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lWaitForEvents</text:p>
          </table:table-cell>
          <table:table-cell table:number-columns-repeated="5" table:style-name="ce16" office:value-type="string" calcext:value-type="string">
            <text:p>✓</text:p>
          </table:table-cell>
          <table:table-cell table:style-name="ce16"/>
          <table:table-cell table:number-columns-repeated="2" table:style-name="ce2" office:value-type="string" calcext:value-type="string">
            <text:p>wait_for_events</text:p>
          </table:table-cell>
          <table:table-cell table:number-columns-repeated="1015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gres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7" table:default-cell-style-name="ce1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8" office:value-type="string" calcext:value-type="string">
            <text:p>No</text:p>
          </table:table-cell>
          <table:table-cell table:style-name="ce8" office:value-type="string" calcext:value-type="string">
            <text:p>FUNCTION</text:p>
          </table:table-cell>
          <table:table-cell table:style-name="ce8" office:value-type="string" calcext:value-type="string">
            <text:p>C++</text:p>
          </table:table-cell>
          <table:table-cell table:style-name="ce8" office:value-type="string" calcext:value-type="string">
            <text:p>PYTHON</text:p>
          </table:table-cell>
          <table:table-cell table:style-name="ce8" office:value-type="string" calcext:value-type="string">
            <text:p>TEST</text:p>
          </table:table-cell>
          <table:table-cell table:style-name="ce8" office:value-type="string" calcext:value-type="string">
            <text:p>DOC</text:p>
          </table:table-cell>
          <table:table-cell table:style-name="ce8"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formula="of:=[$'functions.hpp'.A3]" office:value-type="string" office:string-value="clBuildProgram" calcext:value-type="string">
            <text:p>clBuildProgram</text:p>
          </table:table-cell>
          <table:table-cell table:style-name="ce26" table:formula="of:=IF(ISBLANK([$'functions.hpp'.H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]=&quot;✓&quot;)+([.D2]=&quot;✓&quot;)+([.E2]=&quot;✓&quot;)+([.F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formula="of:=[$'functions.hpp'.A4]" office:value-type="string" office:string-value="clCloneKernel" calcext:value-type="string">
            <text:p>clCloneKernel</text:p>
          </table:table-cell>
          <table:table-cell table:style-name="ce26" table:formula="of:=IF(ISBLANK([$'functions.hpp'.H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]=&quot;✓&quot;)+([.D3]=&quot;✓&quot;)+([.E3]=&quot;✓&quot;)+([.F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formula="of:=[$'functions.hpp'.A5]" office:value-type="string" office:string-value="clCompileProgram" calcext:value-type="string">
            <text:p>clCompileProgram</text:p>
          </table:table-cell>
          <table:table-cell table:style-name="ce26" table:formula="of:=IF(ISBLANK([$'functions.hpp'.H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]=&quot;✓&quot;)+([.D4]=&quot;✓&quot;)+([.E4]=&quot;✓&quot;)+([.F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formula="of:=[$'functions.hpp'.A6]" office:value-type="string" office:string-value="clCreateBuffer" calcext:value-type="string">
            <text:p>clCreateBuffer</text:p>
          </table:table-cell>
          <table:table-cell table:style-name="ce26" table:formula="of:=IF(ISBLANK([$'functions.hpp'.H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]=&quot;✓&quot;)+([.D5]=&quot;✓&quot;)+([.E5]=&quot;✓&quot;)+([.F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formula="of:=[$'functions.hpp'.A7]" office:value-type="string" office:string-value="clCreateCommandQueue" calcext:value-type="string">
            <text:p>clCreateCommandQueue</text:p>
          </table:table-cell>
          <table:table-cell table:style-name="ce26" table:formula="of:=IF(ISBLANK([$'functions.hpp'.H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]=&quot;✓&quot;)+([.D6]=&quot;✓&quot;)+([.E6]=&quot;✓&quot;)+([.F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formula="of:=[$'functions.hpp'.A8]" office:value-type="string" office:string-value="clCreateCommandQueueWithProperties" calcext:value-type="string">
            <text:p>clCreateCommandQueueWithProperties</text:p>
          </table:table-cell>
          <table:table-cell table:style-name="ce26" table:formula="of:=IF(ISBLANK([$'functions.hpp'.H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]=&quot;✓&quot;)+([.D7]=&quot;✓&quot;)+([.E7]=&quot;✓&quot;)+([.F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table:formula="of:=[$'functions.hpp'.A9]" office:value-type="string" office:string-value="clCreateContext" calcext:value-type="string">
            <text:p>clCreateContext</text:p>
          </table:table-cell>
          <table:table-cell table:style-name="ce26" table:formula="of:=IF(ISBLANK([$'functions.hpp'.H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]=&quot;✓&quot;)+([.D8]=&quot;✓&quot;)+([.E8]=&quot;✓&quot;)+([.F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table:formula="of:=[$'functions.hpp'.A10]" office:value-type="string" office:string-value="clCreateContextFromType" calcext:value-type="string">
            <text:p>clCreateContextFromType</text:p>
          </table:table-cell>
          <table:table-cell table:style-name="ce26" table:formula="of:=IF(ISBLANK([$'functions.hpp'.H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]=&quot;✓&quot;)+([.D9]=&quot;✓&quot;)+([.E9]=&quot;✓&quot;)+([.F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table:formula="of:=[$'functions.hpp'.A11]" office:value-type="string" office:string-value="clCreateImage" calcext:value-type="string">
            <text:p>clCreateImage</text:p>
          </table:table-cell>
          <table:table-cell table:style-name="ce26" table:formula="of:=IF(ISBLANK([$'functions.hpp'.H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]=&quot;✓&quot;)+([.D10]=&quot;✓&quot;)+([.E10]=&quot;✓&quot;)+([.F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table:formula="of:=[$'functions.hpp'.A12]" office:value-type="string" office:string-value="clCreateImage2D" calcext:value-type="string">
            <text:p>clCreateImage2D</text:p>
          </table:table-cell>
          <table:table-cell table:style-name="ce26" table:formula="of:=IF(ISBLANK([$'functions.hpp'.H1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]=&quot;✓&quot;)+([.D11]=&quot;✓&quot;)+([.E11]=&quot;✓&quot;)+([.F1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table:formula="of:=[$'functions.hpp'.A13]" office:value-type="string" office:string-value="clCreateImage3D" calcext:value-type="string">
            <text:p>clCreateImage3D</text:p>
          </table:table-cell>
          <table:table-cell table:style-name="ce26" table:formula="of:=IF(ISBLANK([$'functions.hpp'.H1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2]=&quot;✓&quot;)+([.D12]=&quot;✓&quot;)+([.E12]=&quot;✓&quot;)+([.F1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table:formula="of:=[$'functions.hpp'.A14]" office:value-type="string" office:string-value="clCreateKernel" calcext:value-type="string">
            <text:p>clCreateKernel</text:p>
          </table:table-cell>
          <table:table-cell table:style-name="ce26" table:formula="of:=IF(ISBLANK([$'functions.hpp'.H1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3]=&quot;✓&quot;)+([.D13]=&quot;✓&quot;)+([.E13]=&quot;✓&quot;)+([.F1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table:formula="of:=[$'functions.hpp'.A15]" office:value-type="string" office:string-value="clCreateKernelsInProgram" calcext:value-type="string">
            <text:p>clCreateKernelsInProgram</text:p>
          </table:table-cell>
          <table:table-cell table:style-name="ce26" table:formula="of:=IF(ISBLANK([$'functions.hpp'.H1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4]=&quot;✓&quot;)+([.D14]=&quot;✓&quot;)+([.E14]=&quot;✓&quot;)+([.F1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table:formula="of:=[$'functions.hpp'.A16]" office:value-type="string" office:string-value="clCreatePipe" calcext:value-type="string">
            <text:p>clCreatePipe</text:p>
          </table:table-cell>
          <table:table-cell table:style-name="ce26" table:formula="of:=IF(ISBLANK([$'functions.hpp'.H1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5]=&quot;✓&quot;)+([.D15]=&quot;✓&quot;)+([.E15]=&quot;✓&quot;)+([.F1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table:formula="of:=[$'functions.hpp'.A17]" office:value-type="string" office:string-value="clCreateProgramWithBinary" calcext:value-type="string">
            <text:p>clCreateProgramWithBinary</text:p>
          </table:table-cell>
          <table:table-cell table:style-name="ce26" table:formula="of:=IF(ISBLANK([$'functions.hpp'.H1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6]=&quot;✓&quot;)+([.D16]=&quot;✓&quot;)+([.E16]=&quot;✓&quot;)+([.F1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table:formula="of:=[$'functions.hpp'.A18]" office:value-type="string" office:string-value="clCreateProgramWithBuiltInKernels" calcext:value-type="string">
            <text:p>clCreateProgramWithBuiltInKernels</text:p>
          </table:table-cell>
          <table:table-cell table:style-name="ce26" table:formula="of:=IF(ISBLANK([$'functions.hpp'.H1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7]=&quot;✓&quot;)+([.D17]=&quot;✓&quot;)+([.E17]=&quot;✓&quot;)+([.F1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table:formula="of:=[$'functions.hpp'.A19]" office:value-type="string" office:string-value="clCreateProgramWithIL" calcext:value-type="string">
            <text:p>clCreateProgramWithIL</text:p>
          </table:table-cell>
          <table:table-cell table:style-name="ce26" table:formula="of:=IF(ISBLANK([$'functions.hpp'.H1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8]=&quot;✓&quot;)+([.D18]=&quot;✓&quot;)+([.E18]=&quot;✓&quot;)+([.F1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table:formula="of:=[$'functions.hpp'.A20]" office:value-type="string" office:string-value="clCreateProgramWithSource" calcext:value-type="string">
            <text:p>clCreateProgramWithSource</text:p>
          </table:table-cell>
          <table:table-cell table:style-name="ce26" table:formula="of:=IF(ISBLANK([$'functions.hpp'.H2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9]=&quot;✓&quot;)+([.D19]=&quot;✓&quot;)+([.E19]=&quot;✓&quot;)+([.F1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table:formula="of:=[$'functions.hpp'.A21]" office:value-type="string" office:string-value="clCreateSampler" calcext:value-type="string">
            <text:p>clCreateSampler</text:p>
          </table:table-cell>
          <table:table-cell table:style-name="ce26" table:formula="of:=IF(ISBLANK([$'functions.hpp'.H2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0]=&quot;✓&quot;)+([.D20]=&quot;✓&quot;)+([.E20]=&quot;✓&quot;)+([.F2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table:formula="of:=[$'functions.hpp'.A22]" office:value-type="string" office:string-value="clCreateSamplerWithProperties" calcext:value-type="string">
            <text:p>clCreateSamplerWithProperties</text:p>
          </table:table-cell>
          <table:table-cell table:style-name="ce26" table:formula="of:=IF(ISBLANK([$'functions.hpp'.H2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1]=&quot;✓&quot;)+([.D21]=&quot;✓&quot;)+([.E21]=&quot;✓&quot;)+([.F2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table:formula="of:=[$'functions.hpp'.A23]" office:value-type="string" office:string-value="clCreateSubBuffer" calcext:value-type="string">
            <text:p>clCreateSubBuffer</text:p>
          </table:table-cell>
          <table:table-cell table:style-name="ce26" table:formula="of:=IF(ISBLANK([$'functions.hpp'.H2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2]=&quot;✓&quot;)+([.D22]=&quot;✓&quot;)+([.E22]=&quot;✓&quot;)+([.F2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table:formula="of:=[$'functions.hpp'.A24]" office:value-type="string" office:string-value="clCreateSubDevices" calcext:value-type="string">
            <text:p>clCreateSubDevices</text:p>
          </table:table-cell>
          <table:table-cell table:style-name="ce26" table:formula="of:=IF(ISBLANK([$'functions.hpp'.H2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3]=&quot;✓&quot;)+([.D23]=&quot;✓&quot;)+([.E23]=&quot;✓&quot;)+([.F2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table:formula="of:=[$'functions.hpp'.A25]" office:value-type="string" office:string-value="clCreateUserEvent" calcext:value-type="string">
            <text:p>clCreateUserEvent</text:p>
          </table:table-cell>
          <table:table-cell table:style-name="ce26" table:formula="of:=IF(ISBLANK([$'functions.hpp'.H2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4]=&quot;✓&quot;)+([.D24]=&quot;✓&quot;)+([.E24]=&quot;✓&quot;)+([.F2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table:formula="of:=[$'functions.hpp'.A26]" office:value-type="string" office:string-value="clEnqueueBarrier" calcext:value-type="string">
            <text:p>clEnqueueBarrier</text:p>
          </table:table-cell>
          <table:table-cell table:style-name="ce26" table:formula="of:=IF(ISBLANK([$'functions.hpp'.H2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5]=&quot;✓&quot;)+([.D25]=&quot;✓&quot;)+([.E25]=&quot;✓&quot;)+([.F2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table:formula="of:=[$'functions.hpp'.A27]" office:value-type="string" office:string-value="clEnqueueBarrierWithWaitList" calcext:value-type="string">
            <text:p>clEnqueueBarrierWithWaitList</text:p>
          </table:table-cell>
          <table:table-cell table:style-name="ce26" table:formula="of:=IF(ISBLANK([$'functions.hpp'.H2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6]=&quot;✓&quot;)+([.D26]=&quot;✓&quot;)+([.E26]=&quot;✓&quot;)+([.F2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table:formula="of:=[$'functions.hpp'.A28]" office:value-type="string" office:string-value="clEnqueueCopyBuffer" calcext:value-type="string">
            <text:p>clEnqueueCopyBuffer</text:p>
          </table:table-cell>
          <table:table-cell table:style-name="ce26" table:formula="of:=IF(ISBLANK([$'functions.hpp'.H2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7]=&quot;✓&quot;)+([.D27]=&quot;✓&quot;)+([.E27]=&quot;✓&quot;)+([.F2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table:formula="of:=[$'functions.hpp'.A29]" office:value-type="string" office:string-value="clEnqueueCopyBufferRect" calcext:value-type="string">
            <text:p>clEnqueueCopyBufferRect</text:p>
          </table:table-cell>
          <table:table-cell table:style-name="ce26" table:formula="of:=IF(ISBLANK([$'functions.hpp'.H2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2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8]=&quot;✓&quot;)+([.D28]=&quot;✓&quot;)+([.E28]=&quot;✓&quot;)+([.F2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table:formula="of:=[$'functions.hpp'.A30]" office:value-type="string" office:string-value="clEnqueueCopyBufferToImage" calcext:value-type="string">
            <text:p>clEnqueueCopyBufferToImage</text:p>
          </table:table-cell>
          <table:table-cell table:style-name="ce26" table:formula="of:=IF(ISBLANK([$'functions.hpp'.H3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29]=&quot;✓&quot;)+([.D29]=&quot;✓&quot;)+([.E29]=&quot;✓&quot;)+([.F2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table:formula="of:=[$'functions.hpp'.A31]" office:value-type="string" office:string-value="clEnqueueCopyImage" calcext:value-type="string">
            <text:p>clEnqueueCopyImage</text:p>
          </table:table-cell>
          <table:table-cell table:style-name="ce26" table:formula="of:=IF(ISBLANK([$'functions.hpp'.H3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0]=&quot;✓&quot;)+([.D30]=&quot;✓&quot;)+([.E30]=&quot;✓&quot;)+([.F3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table:formula="of:=[$'functions.hpp'.A32]" office:value-type="string" office:string-value="clEnqueueCopyImageToBuffer" calcext:value-type="string">
            <text:p>clEnqueueCopyImageToBuffer</text:p>
          </table:table-cell>
          <table:table-cell table:style-name="ce26" table:formula="of:=IF(ISBLANK([$'functions.hpp'.H3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1]=&quot;✓&quot;)+([.D31]=&quot;✓&quot;)+([.E31]=&quot;✓&quot;)+([.F3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table:formula="of:=[$'functions.hpp'.A33]" office:value-type="string" office:string-value="clEnqueueFillBuffer" calcext:value-type="string">
            <text:p>clEnqueueFillBuffer</text:p>
          </table:table-cell>
          <table:table-cell table:style-name="ce26" table:formula="of:=IF(ISBLANK([$'functions.hpp'.H33]);&quot;&quot;;&quot;✓&quot;)">
            <text:p/>
          </table:table-cell>
          <table:table-cell table:style-name="ce26" table:formula="of:=IF(ISBLANK([$'functions.hpp'.I33]);&quot;&quot;;&quot;✓&quot;)">
            <text:p/>
          </table:table-cell>
          <table:table-cell table:style-name="ce26" table:number-columns-repeated="2"/>
          <table:table-cell table:style-name="ce2" table:formula="of:=([.C32]=&quot;✓&quot;)+([.D32]=&quot;✓&quot;)+([.E32]=&quot;✓&quot;)+([.F3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table:formula="of:=[$'functions.hpp'.A34]" office:value-type="string" office:string-value="clEnqueueFillImage" calcext:value-type="string">
            <text:p>clEnqueueFillImage</text:p>
          </table:table-cell>
          <table:table-cell table:style-name="ce26" table:formula="of:=IF(ISBLANK([$'functions.hpp'.H34]);&quot;&quot;;&quot;✓&quot;)">
            <text:p/>
          </table:table-cell>
          <table:table-cell table:style-name="ce26" table:formula="of:=IF(ISBLANK([$'functions.hpp'.I34]);&quot;&quot;;&quot;✓&quot;)">
            <text:p/>
          </table:table-cell>
          <table:table-cell table:style-name="ce26" table:number-columns-repeated="2"/>
          <table:table-cell table:style-name="ce2" table:formula="of:=([.C33]=&quot;✓&quot;)+([.D33]=&quot;✓&quot;)+([.E33]=&quot;✓&quot;)+([.F33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table:formula="of:=[$'functions.hpp'.A35]" office:value-type="string" office:string-value="clEnqueueMapBuffer" calcext:value-type="string">
            <text:p>clEnqueueMapBuffer</text:p>
          </table:table-cell>
          <table:table-cell table:style-name="ce26" table:formula="of:=IF(ISBLANK([$'functions.hpp'.H3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4]=&quot;✓&quot;)+([.D34]=&quot;✓&quot;)+([.E34]=&quot;✓&quot;)+([.F3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table:formula="of:=[$'functions.hpp'.A36]" office:value-type="string" office:string-value="clEnqueueMapImage" calcext:value-type="string">
            <text:p>clEnqueueMapImage</text:p>
          </table:table-cell>
          <table:table-cell table:style-name="ce26" table:formula="of:=IF(ISBLANK([$'functions.hpp'.H3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5]=&quot;✓&quot;)+([.D35]=&quot;✓&quot;)+([.E35]=&quot;✓&quot;)+([.F3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table:formula="of:=[$'functions.hpp'.A37]" office:value-type="string" office:string-value="clEnqueueMarker" calcext:value-type="string">
            <text:p>clEnqueueMarker</text:p>
          </table:table-cell>
          <table:table-cell table:style-name="ce26" table:formula="of:=IF(ISBLANK([$'functions.hpp'.H37]);&quot;&quot;;&quot;✓&quot;)">
            <text:p/>
          </table:table-cell>
          <table:table-cell table:style-name="ce26" table:formula="of:=IF(ISBLANK([$'functions.hpp'.I37]);&quot;&quot;;&quot;✓&quot;)">
            <text:p/>
          </table:table-cell>
          <table:table-cell table:style-name="ce26" table:number-columns-repeated="2"/>
          <table:table-cell table:style-name="ce2" table:formula="of:=([.C36]=&quot;✓&quot;)+([.D36]=&quot;✓&quot;)+([.E36]=&quot;✓&quot;)+([.F3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table:formula="of:=[$'functions.hpp'.A38]" office:value-type="string" office:string-value="clEnqueueMarkerWithWaitList" calcext:value-type="string">
            <text:p>clEnqueueMarkerWithWaitList</text:p>
          </table:table-cell>
          <table:table-cell table:style-name="ce26" table:formula="of:=IF(ISBLANK([$'functions.hpp'.H38]);&quot;&quot;;&quot;✓&quot;)">
            <text:p/>
          </table:table-cell>
          <table:table-cell table:style-name="ce26" table:formula="of:=IF(ISBLANK([$'functions.hpp'.I38]);&quot;&quot;;&quot;✓&quot;)">
            <text:p/>
          </table:table-cell>
          <table:table-cell table:style-name="ce26" table:number-columns-repeated="2"/>
          <table:table-cell table:style-name="ce2" table:formula="of:=([.C37]=&quot;✓&quot;)+([.D37]=&quot;✓&quot;)+([.E37]=&quot;✓&quot;)+([.F3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table:formula="of:=[$'functions.hpp'.A39]" office:value-type="string" office:string-value="clEnqueueMigrateMemObjects" calcext:value-type="string">
            <text:p>clEnqueueMigrateMemObjects</text:p>
          </table:table-cell>
          <table:table-cell table:style-name="ce26" table:formula="of:=IF(ISBLANK([$'functions.hpp'.H3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3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8]=&quot;✓&quot;)+([.D38]=&quot;✓&quot;)+([.E38]=&quot;✓&quot;)+([.F3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table:formula="of:=[$'functions.hpp'.A40]" office:value-type="string" office:string-value="clEnqueueNativeKernel" calcext:value-type="string">
            <text:p>clEnqueueNativeKernel</text:p>
          </table:table-cell>
          <table:table-cell table:style-name="ce26" table:formula="of:=IF(ISBLANK([$'functions.hpp'.H4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39]=&quot;✓&quot;)+([.D39]=&quot;✓&quot;)+([.E39]=&quot;✓&quot;)+([.F3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table:formula="of:=[$'functions.hpp'.A41]" office:value-type="string" office:string-value="clEnqueueNDRangeKernel" calcext:value-type="string">
            <text:p>clEnqueueNDRangeKernel</text:p>
          </table:table-cell>
          <table:table-cell table:style-name="ce26" table:formula="of:=IF(ISBLANK([$'functions.hpp'.H4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0]=&quot;✓&quot;)+([.D40]=&quot;✓&quot;)+([.E40]=&quot;✓&quot;)+([.F4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table:formula="of:=[$'functions.hpp'.A42]" office:value-type="string" office:string-value="clEnqueueReadBuffer" calcext:value-type="string">
            <text:p>clEnqueueReadBuffer</text:p>
          </table:table-cell>
          <table:table-cell table:style-name="ce26" table:formula="of:=IF(ISBLANK([$'functions.hpp'.H4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1]=&quot;✓&quot;)+([.D41]=&quot;✓&quot;)+([.E41]=&quot;✓&quot;)+([.F4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table:formula="of:=[$'functions.hpp'.A43]" office:value-type="string" office:string-value="clEnqueueReadBufferRect" calcext:value-type="string">
            <text:p>clEnqueueReadBufferRect</text:p>
          </table:table-cell>
          <table:table-cell table:style-name="ce26" table:formula="of:=IF(ISBLANK([$'functions.hpp'.H43]);&quot;&quot;;&quot;✓&quot;)">
            <text:p/>
          </table:table-cell>
          <table:table-cell table:style-name="ce26" table:formula="of:=IF(ISBLANK([$'functions.hpp'.I43]);&quot;&quot;;&quot;✓&quot;)">
            <text:p/>
          </table:table-cell>
          <table:table-cell table:style-name="ce26" table:number-columns-repeated="2"/>
          <table:table-cell table:style-name="ce2" table:formula="of:=([.C42]=&quot;✓&quot;)+([.D42]=&quot;✓&quot;)+([.E42]=&quot;✓&quot;)+([.F4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table:formula="of:=[$'functions.hpp'.A44]" office:value-type="string" office:string-value="clEnqueueReadImage" calcext:value-type="string">
            <text:p>clEnqueueReadImage</text:p>
          </table:table-cell>
          <table:table-cell table:style-name="ce26" table:formula="of:=IF(ISBLANK([$'functions.hpp'.H4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4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43]=&quot;✓&quot;)+([.D43]=&quot;✓&quot;)+([.E43]=&quot;✓&quot;)+([.F4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table:formula="of:=[$'functions.hpp'.A45]" office:value-type="string" office:string-value="clEnqueueSVMFree" calcext:value-type="string">
            <text:p>clEnqueueSVMFree</text:p>
          </table:table-cell>
          <table:table-cell table:style-name="ce26" table:formula="of:=IF(ISBLANK([$'functions.hpp'.H45]);&quot;&quot;;&quot;✓&quot;)">
            <text:p/>
          </table:table-cell>
          <table:table-cell table:style-name="ce26" table:formula="of:=IF(ISBLANK([$'functions.hpp'.I45]);&quot;&quot;;&quot;✓&quot;)">
            <text:p/>
          </table:table-cell>
          <table:table-cell table:style-name="ce26" table:number-columns-repeated="2"/>
          <table:table-cell table:style-name="ce2" table:formula="of:=([.C44]=&quot;✓&quot;)+([.D44]=&quot;✓&quot;)+([.E44]=&quot;✓&quot;)+([.F4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table:formula="of:=[$'functions.hpp'.A46]" office:value-type="string" office:string-value="clEnqueueSVMMap" calcext:value-type="string">
            <text:p>clEnqueueSVMMap</text:p>
          </table:table-cell>
          <table:table-cell table:style-name="ce26" table:formula="of:=IF(ISBLANK([$'functions.hpp'.H46]);&quot;&quot;;&quot;✓&quot;)">
            <text:p/>
          </table:table-cell>
          <table:table-cell table:style-name="ce26" table:formula="of:=IF(ISBLANK([$'functions.hpp'.I46]);&quot;&quot;;&quot;✓&quot;)">
            <text:p/>
          </table:table-cell>
          <table:table-cell table:style-name="ce26" table:number-columns-repeated="2"/>
          <table:table-cell table:style-name="ce2" table:formula="of:=([.C45]=&quot;✓&quot;)+([.D45]=&quot;✓&quot;)+([.E45]=&quot;✓&quot;)+([.F4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table:formula="of:=[$'functions.hpp'.A47]" office:value-type="string" office:string-value="clEnqueueSVMMemFill" calcext:value-type="string">
            <text:p>clEnqueueSVMMemFill</text:p>
          </table:table-cell>
          <table:table-cell table:style-name="ce26" table:formula="of:=IF(ISBLANK([$'functions.hpp'.H47]);&quot;&quot;;&quot;✓&quot;)">
            <text:p/>
          </table:table-cell>
          <table:table-cell table:style-name="ce26" table:formula="of:=IF(ISBLANK([$'functions.hpp'.I47]);&quot;&quot;;&quot;✓&quot;)">
            <text:p/>
          </table:table-cell>
          <table:table-cell table:style-name="ce26" table:number-columns-repeated="2"/>
          <table:table-cell table:style-name="ce2" table:formula="of:=([.C46]=&quot;✓&quot;)+([.D46]=&quot;✓&quot;)+([.E46]=&quot;✓&quot;)+([.F4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table:formula="of:=[$'functions.hpp'.A48]" office:value-type="string" office:string-value="clEnqueueSVMMemcpy" calcext:value-type="string">
            <text:p>clEnqueueSVMMemcpy</text:p>
          </table:table-cell>
          <table:table-cell table:style-name="ce26" table:formula="of:=IF(ISBLANK([$'functions.hpp'.H48]);&quot;&quot;;&quot;✓&quot;)">
            <text:p/>
          </table:table-cell>
          <table:table-cell table:style-name="ce26" table:formula="of:=IF(ISBLANK([$'functions.hpp'.I48]);&quot;&quot;;&quot;✓&quot;)">
            <text:p/>
          </table:table-cell>
          <table:table-cell table:style-name="ce26" table:number-columns-repeated="2"/>
          <table:table-cell table:style-name="ce2" table:formula="of:=([.C47]=&quot;✓&quot;)+([.D47]=&quot;✓&quot;)+([.E47]=&quot;✓&quot;)+([.F4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table:formula="of:=[$'functions.hpp'.A49]" office:value-type="string" office:string-value="clEnqueueSVMMigrateMem" calcext:value-type="string">
            <text:p>clEnqueueSVMMigrateMem</text:p>
          </table:table-cell>
          <table:table-cell table:style-name="ce26" table:formula="of:=IF(ISBLANK([$'functions.hpp'.H49]);&quot;&quot;;&quot;✓&quot;)">
            <text:p/>
          </table:table-cell>
          <table:table-cell table:style-name="ce26" table:formula="of:=IF(ISBLANK([$'functions.hpp'.I49]);&quot;&quot;;&quot;✓&quot;)">
            <text:p/>
          </table:table-cell>
          <table:table-cell table:style-name="ce26" table:number-columns-repeated="2"/>
          <table:table-cell table:style-name="ce2" table:formula="of:=([.C48]=&quot;✓&quot;)+([.D48]=&quot;✓&quot;)+([.E48]=&quot;✓&quot;)+([.F4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table:formula="of:=[$'functions.hpp'.A50]" office:value-type="string" office:string-value="clEnqueueSVMUnmap" calcext:value-type="string">
            <text:p>clEnqueueSVMUnmap</text:p>
          </table:table-cell>
          <table:table-cell table:style-name="ce26" table:formula="of:=IF(ISBLANK([$'functions.hpp'.H50]);&quot;&quot;;&quot;✓&quot;)">
            <text:p/>
          </table:table-cell>
          <table:table-cell table:style-name="ce26" table:formula="of:=IF(ISBLANK([$'functions.hpp'.I50]);&quot;&quot;;&quot;✓&quot;)">
            <text:p/>
          </table:table-cell>
          <table:table-cell table:style-name="ce26" table:number-columns-repeated="2"/>
          <table:table-cell table:style-name="ce2" table:formula="of:=([.C49]=&quot;✓&quot;)+([.D49]=&quot;✓&quot;)+([.E49]=&quot;✓&quot;)+([.F4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table:formula="of:=[$'functions.hpp'.A51]" office:value-type="string" office:string-value="clEnqueueTask" calcext:value-type="string">
            <text:p>clEnqueueTask</text:p>
          </table:table-cell>
          <table:table-cell table:style-name="ce26" table:formula="of:=IF(ISBLANK([$'functions.hpp'.H51]);&quot;&quot;;&quot;✓&quot;)">
            <text:p/>
          </table:table-cell>
          <table:table-cell table:style-name="ce26" table:formula="of:=IF(ISBLANK([$'functions.hpp'.I51]);&quot;&quot;;&quot;✓&quot;)">
            <text:p/>
          </table:table-cell>
          <table:table-cell table:style-name="ce26" table:number-columns-repeated="2"/>
          <table:table-cell table:style-name="ce2" table:formula="of:=([.C50]=&quot;✓&quot;)+([.D50]=&quot;✓&quot;)+([.E50]=&quot;✓&quot;)+([.F5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table:formula="of:=[$'functions.hpp'.A52]" office:value-type="string" office:string-value="clEnqueueUnmapMemObject" calcext:value-type="string">
            <text:p>clEnqueueUnmapMemObject</text:p>
          </table:table-cell>
          <table:table-cell table:style-name="ce26" table:formula="of:=IF(ISBLANK([$'functions.hpp'.H5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1]=&quot;✓&quot;)+([.D51]=&quot;✓&quot;)+([.E51]=&quot;✓&quot;)+([.F5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table:formula="of:=[$'functions.hpp'.A53]" office:value-type="string" office:string-value="clEnqueueWaitForEvents" calcext:value-type="string">
            <text:p>clEnqueueWaitForEvents</text:p>
          </table:table-cell>
          <table:table-cell table:style-name="ce26" table:formula="of:=IF(ISBLANK([$'functions.hpp'.H53]);&quot;&quot;;&quot;✓&quot;)">
            <text:p/>
          </table:table-cell>
          <table:table-cell table:style-name="ce26" table:formula="of:=IF(ISBLANK([$'functions.hpp'.I53]);&quot;&quot;;&quot;✓&quot;)">
            <text:p/>
          </table:table-cell>
          <table:table-cell table:style-name="ce26" table:number-columns-repeated="2"/>
          <table:table-cell table:style-name="ce2" table:formula="of:=([.C52]=&quot;✓&quot;)+([.D52]=&quot;✓&quot;)+([.E52]=&quot;✓&quot;)+([.F52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table:formula="of:=[$'functions.hpp'.A54]" office:value-type="string" office:string-value="clEnqueueWriteBuffer" calcext:value-type="string">
            <text:p>clEnqueueWriteBuffer</text:p>
          </table:table-cell>
          <table:table-cell table:style-name="ce26" table:formula="of:=IF(ISBLANK([$'functions.hpp'.H5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3]=&quot;✓&quot;)+([.D53]=&quot;✓&quot;)+([.E53]=&quot;✓&quot;)+([.F5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table:formula="of:=[$'functions.hpp'.A55]" office:value-type="string" office:string-value="clEnqueueWriteBufferRect" calcext:value-type="string">
            <text:p>clEnqueueWriteBufferRect</text:p>
          </table:table-cell>
          <table:table-cell table:style-name="ce26" table:formula="of:=IF(ISBLANK([$'functions.hpp'.H55]);&quot;&quot;;&quot;✓&quot;)">
            <text:p/>
          </table:table-cell>
          <table:table-cell table:style-name="ce26" table:formula="of:=IF(ISBLANK([$'functions.hpp'.I55]);&quot;&quot;;&quot;✓&quot;)">
            <text:p/>
          </table:table-cell>
          <table:table-cell table:style-name="ce26" table:number-columns-repeated="2"/>
          <table:table-cell table:style-name="ce2" table:formula="of:=([.C54]=&quot;✓&quot;)+([.D54]=&quot;✓&quot;)+([.E54]=&quot;✓&quot;)+([.F5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table:formula="of:=[$'functions.hpp'.A56]" office:value-type="string" office:string-value="clEnqueueWriteImage" calcext:value-type="string">
            <text:p>clEnqueueWriteImage</text:p>
          </table:table-cell>
          <table:table-cell table:style-name="ce26" table:formula="of:=IF(ISBLANK([$'functions.hpp'.H5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5]=&quot;✓&quot;)+([.D55]=&quot;✓&quot;)+([.E55]=&quot;✓&quot;)+([.F5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table:formula="of:=[$'functions.hpp'.A57]" office:value-type="string" office:string-value="clFinish" calcext:value-type="string">
            <text:p>clFinish</text:p>
          </table:table-cell>
          <table:table-cell table:style-name="ce26" table:formula="of:=IF(ISBLANK([$'functions.hpp'.H5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6]=&quot;✓&quot;)+([.D56]=&quot;✓&quot;)+([.E56]=&quot;✓&quot;)+([.F5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table:formula="of:=[$'functions.hpp'.A58]" office:value-type="string" office:string-value="clFlush" calcext:value-type="string">
            <text:p>clFlush</text:p>
          </table:table-cell>
          <table:table-cell table:style-name="ce26" table:formula="of:=IF(ISBLANK([$'functions.hpp'.H5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7]=&quot;✓&quot;)+([.D57]=&quot;✓&quot;)+([.E57]=&quot;✓&quot;)+([.F5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table:formula="of:=[$'functions.hpp'.A59]" office:value-type="string" office:string-value="clGetCommandQueueInfo" calcext:value-type="string">
            <text:p>clGetCommandQueueInfo</text:p>
          </table:table-cell>
          <table:table-cell table:style-name="ce26" table:formula="of:=IF(ISBLANK([$'functions.hpp'.H5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5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8]=&quot;✓&quot;)+([.D58]=&quot;✓&quot;)+([.E58]=&quot;✓&quot;)+([.F5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table:formula="of:=[$'functions.hpp'.A60]" office:value-type="string" office:string-value="clGetContextInfo" calcext:value-type="string">
            <text:p>clGetContextInfo</text:p>
          </table:table-cell>
          <table:table-cell table:style-name="ce26" table:formula="of:=IF(ISBLANK([$'functions.hpp'.H6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59]=&quot;✓&quot;)+([.D59]=&quot;✓&quot;)+([.E59]=&quot;✓&quot;)+([.F5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table:formula="of:=[$'functions.hpp'.A61]" office:value-type="string" office:string-value="clGetDeviceAndHostTimer" calcext:value-type="string">
            <text:p>clGetDeviceAndHostTimer</text:p>
          </table:table-cell>
          <table:table-cell table:style-name="ce26" table:formula="of:=IF(ISBLANK([$'functions.hpp'.H61]);&quot;&quot;;&quot;✓&quot;)">
            <text:p/>
          </table:table-cell>
          <table:table-cell table:style-name="ce26" table:formula="of:=IF(ISBLANK([$'functions.hpp'.I61]);&quot;&quot;;&quot;✓&quot;)">
            <text:p/>
          </table:table-cell>
          <table:table-cell table:style-name="ce26" table:number-columns-repeated="2"/>
          <table:table-cell table:style-name="ce2" table:formula="of:=([.C60]=&quot;✓&quot;)+([.D60]=&quot;✓&quot;)+([.E60]=&quot;✓&quot;)+([.F6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table:formula="of:=[$'functions.hpp'.A62]" office:value-type="string" office:string-value="clGetDeviceIDs" calcext:value-type="string">
            <text:p>clGetDeviceIDs</text:p>
          </table:table-cell>
          <table:table-cell table:style-name="ce26" table:formula="of:=IF(ISBLANK([$'functions.hpp'.H6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1]=&quot;✓&quot;)+([.D61]=&quot;✓&quot;)+([.E61]=&quot;✓&quot;)+([.F6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table:formula="of:=[$'functions.hpp'.A63]" office:value-type="string" office:string-value="clGetDeviceInfo" calcext:value-type="string">
            <text:p>clGetDeviceInfo</text:p>
          </table:table-cell>
          <table:table-cell table:style-name="ce26" table:formula="of:=IF(ISBLANK([$'functions.hpp'.H6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2]=&quot;✓&quot;)+([.D62]=&quot;✓&quot;)+([.E62]=&quot;✓&quot;)+([.F6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table:formula="of:=[$'functions.hpp'.A64]" office:value-type="string" office:string-value="clGetEventInfo" calcext:value-type="string">
            <text:p>clGetEventInfo</text:p>
          </table:table-cell>
          <table:table-cell table:style-name="ce26" table:formula="of:=IF(ISBLANK([$'functions.hpp'.H6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3]=&quot;✓&quot;)+([.D63]=&quot;✓&quot;)+([.E63]=&quot;✓&quot;)+([.F6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table:formula="of:=[$'functions.hpp'.A65]" office:value-type="string" office:string-value="clGetEventProfilingInfo" calcext:value-type="string">
            <text:p>clGetEventProfilingInfo</text:p>
          </table:table-cell>
          <table:table-cell table:style-name="ce26" table:formula="of:=IF(ISBLANK([$'functions.hpp'.H6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4]=&quot;✓&quot;)+([.D64]=&quot;✓&quot;)+([.E64]=&quot;✓&quot;)+([.F6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table:formula="of:=[$'functions.hpp'.A66]" office:value-type="string" office:string-value="clGetExtensionFunctionAddress" calcext:value-type="string">
            <text:p>clGetExtensionFunctionAddress</text:p>
          </table:table-cell>
          <table:table-cell table:style-name="ce26" table:formula="of:=IF(ISBLANK([$'functions.hpp'.H66]);&quot;&quot;;&quot;✓&quot;)">
            <text:p/>
          </table:table-cell>
          <table:table-cell table:style-name="ce26" table:formula="of:=IF(ISBLANK([$'functions.hpp'.I66]);&quot;&quot;;&quot;✓&quot;)">
            <text:p/>
          </table:table-cell>
          <table:table-cell table:style-name="ce26" table:number-columns-repeated="2"/>
          <table:table-cell table:style-name="ce2" table:formula="of:=([.C65]=&quot;✓&quot;)+([.D65]=&quot;✓&quot;)+([.E65]=&quot;✓&quot;)+([.F65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table:formula="of:=[$'functions.hpp'.A67]" office:value-type="string" office:string-value="clGetExtensionFunctionAddressForPlatform" calcext:value-type="string">
            <text:p>clGetExtensionFunctionAddressForPlatform</text:p>
          </table:table-cell>
          <table:table-cell table:style-name="ce26" table:formula="of:=IF(ISBLANK([$'functions.hpp'.H67]);&quot;&quot;;&quot;✓&quot;)">
            <text:p/>
          </table:table-cell>
          <table:table-cell table:style-name="ce26" table:formula="of:=IF(ISBLANK([$'functions.hpp'.I67]);&quot;&quot;;&quot;✓&quot;)">
            <text:p/>
          </table:table-cell>
          <table:table-cell table:style-name="ce26" table:number-columns-repeated="2"/>
          <table:table-cell table:style-name="ce2" table:formula="of:=([.C66]=&quot;✓&quot;)+([.D66]=&quot;✓&quot;)+([.E66]=&quot;✓&quot;)+([.F6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table:formula="of:=[$'functions.hpp'.A68]" office:value-type="string" office:string-value="clGetHostTimer" calcext:value-type="string">
            <text:p>clGetHostTimer</text:p>
          </table:table-cell>
          <table:table-cell table:style-name="ce26" table:formula="of:=IF(ISBLANK([$'functions.hpp'.H68]);&quot;&quot;;&quot;✓&quot;)">
            <text:p/>
          </table:table-cell>
          <table:table-cell table:style-name="ce26" table:formula="of:=IF(ISBLANK([$'functions.hpp'.I68]);&quot;&quot;;&quot;✓&quot;)">
            <text:p/>
          </table:table-cell>
          <table:table-cell table:style-name="ce26" table:number-columns-repeated="2"/>
          <table:table-cell table:style-name="ce2" table:formula="of:=([.C67]=&quot;✓&quot;)+([.D67]=&quot;✓&quot;)+([.E67]=&quot;✓&quot;)+([.F6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table:formula="of:=[$'functions.hpp'.A69]" office:value-type="string" office:string-value="clGetImageInfo" calcext:value-type="string">
            <text:p>clGetImageInfo</text:p>
          </table:table-cell>
          <table:table-cell table:style-name="ce26" table:formula="of:=IF(ISBLANK([$'functions.hpp'.H6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6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8]=&quot;✓&quot;)+([.D68]=&quot;✓&quot;)+([.E68]=&quot;✓&quot;)+([.F6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table:formula="of:=[$'functions.hpp'.A70]" office:value-type="string" office:string-value="clGetKernelArgInfo" calcext:value-type="string">
            <text:p>clGetKernelArgInfo</text:p>
          </table:table-cell>
          <table:table-cell table:style-name="ce26" table:formula="of:=IF(ISBLANK([$'functions.hpp'.H7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69]=&quot;✓&quot;)+([.D69]=&quot;✓&quot;)+([.E69]=&quot;✓&quot;)+([.F6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table:formula="of:=[$'functions.hpp'.A71]" office:value-type="string" office:string-value="clGetKernelInfo" calcext:value-type="string">
            <text:p>clGetKernelInfo</text:p>
          </table:table-cell>
          <table:table-cell table:style-name="ce26" table:formula="of:=IF(ISBLANK([$'functions.hpp'.H7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0]=&quot;✓&quot;)+([.D70]=&quot;✓&quot;)+([.E70]=&quot;✓&quot;)+([.F7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table:formula="of:=[$'functions.hpp'.A72]" office:value-type="string" office:string-value="clGetKernelSubGroupInfo" calcext:value-type="string">
            <text:p>clGetKernelSubGroupInfo</text:p>
          </table:table-cell>
          <table:table-cell table:style-name="ce26" table:formula="of:=IF(ISBLANK([$'functions.hpp'.H72]);&quot;&quot;;&quot;✓&quot;)">
            <text:p/>
          </table:table-cell>
          <table:table-cell table:style-name="ce26" table:formula="of:=IF(ISBLANK([$'functions.hpp'.I72]);&quot;&quot;;&quot;✓&quot;)">
            <text:p/>
          </table:table-cell>
          <table:table-cell table:style-name="ce26" table:number-columns-repeated="2"/>
          <table:table-cell table:style-name="ce2" table:formula="of:=([.C71]=&quot;✓&quot;)+([.D71]=&quot;✓&quot;)+([.E71]=&quot;✓&quot;)+([.F7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table:formula="of:=[$'functions.hpp'.A73]" office:value-type="string" office:string-value="clGetKernelWorkGroupInfo" calcext:value-type="string">
            <text:p>clGetKernelWorkGroupInfo</text:p>
          </table:table-cell>
          <table:table-cell table:style-name="ce26" table:formula="of:=IF(ISBLANK([$'functions.hpp'.H7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2]=&quot;✓&quot;)+([.D72]=&quot;✓&quot;)+([.E72]=&quot;✓&quot;)+([.F7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table:formula="of:=[$'functions.hpp'.A74]" office:value-type="string" office:string-value="clGetMemObjectInfo" calcext:value-type="string">
            <text:p>clGetMemObjectInfo</text:p>
          </table:table-cell>
          <table:table-cell table:style-name="ce26" table:formula="of:=IF(ISBLANK([$'functions.hpp'.H7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3]=&quot;✓&quot;)+([.D73]=&quot;✓&quot;)+([.E73]=&quot;✓&quot;)+([.F7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table:formula="of:=[$'functions.hpp'.A75]" office:value-type="string" office:string-value="clGetPipeInfo" calcext:value-type="string">
            <text:p>clGetPipeInfo</text:p>
          </table:table-cell>
          <table:table-cell table:style-name="ce26" table:formula="of:=IF(ISBLANK([$'functions.hpp'.H75]);&quot;&quot;;&quot;✓&quot;)">
            <text:p/>
          </table:table-cell>
          <table:table-cell table:style-name="ce26" table:formula="of:=IF(ISBLANK([$'functions.hpp'.I75]);&quot;&quot;;&quot;✓&quot;)">
            <text:p/>
          </table:table-cell>
          <table:table-cell table:style-name="ce26" table:number-columns-repeated="2"/>
          <table:table-cell table:style-name="ce2" table:formula="of:=([.C74]=&quot;✓&quot;)+([.D74]=&quot;✓&quot;)+([.E74]=&quot;✓&quot;)+([.F74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table:formula="of:=[$'functions.hpp'.A76]" office:value-type="string" office:string-value="clGetPlatformIDs" calcext:value-type="string">
            <text:p>clGetPlatformIDs</text:p>
          </table:table-cell>
          <table:table-cell table:style-name="ce26" table:formula="of:=IF(ISBLANK([$'functions.hpp'.H7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5]=&quot;✓&quot;)+([.D75]=&quot;✓&quot;)+([.E75]=&quot;✓&quot;)+([.F7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table:formula="of:=[$'functions.hpp'.A77]" office:value-type="string" office:string-value="clGetPlatformInfo" calcext:value-type="string">
            <text:p>clGetPlatformInfo</text:p>
          </table:table-cell>
          <table:table-cell table:style-name="ce26" table:formula="of:=IF(ISBLANK([$'functions.hpp'.H7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6]=&quot;✓&quot;)+([.D76]=&quot;✓&quot;)+([.E76]=&quot;✓&quot;)+([.F7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table:formula="of:=[$'functions.hpp'.A78]" office:value-type="string" office:string-value="clGetProgramBuildInfo" calcext:value-type="string">
            <text:p>clGetProgramBuildInfo</text:p>
          </table:table-cell>
          <table:table-cell table:style-name="ce26" table:formula="of:=IF(ISBLANK([$'functions.hpp'.H7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7]=&quot;✓&quot;)+([.D77]=&quot;✓&quot;)+([.E77]=&quot;✓&quot;)+([.F7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table:formula="of:=[$'functions.hpp'.A79]" office:value-type="string" office:string-value="clGetProgramInfo" calcext:value-type="string">
            <text:p>clGetProgramInfo</text:p>
          </table:table-cell>
          <table:table-cell table:style-name="ce26" table:formula="of:=IF(ISBLANK([$'functions.hpp'.H7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7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78]=&quot;✓&quot;)+([.D78]=&quot;✓&quot;)+([.E78]=&quot;✓&quot;)+([.F7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table:formula="of:=[$'functions.hpp'.A80]" office:value-type="string" office:string-value="clGetSamplerInfo" calcext:value-type="string">
            <text:p>clGetSamplerInfo</text:p>
          </table:table-cell>
          <table:table-cell table:style-name="ce26" table:formula="of:=IF(ISBLANK([$'functions.hpp'.H80]);&quot;&quot;;&quot;✓&quot;)">
            <text:p/>
          </table:table-cell>
          <table:table-cell table:style-name="ce26" table:formula="of:=IF(ISBLANK([$'functions.hpp'.I80]);&quot;&quot;;&quot;✓&quot;)">
            <text:p/>
          </table:table-cell>
          <table:table-cell table:style-name="ce26" table:number-columns-repeated="2"/>
          <table:table-cell table:style-name="ce2" table:formula="of:=([.C79]=&quot;✓&quot;)+([.D79]=&quot;✓&quot;)+([.E79]=&quot;✓&quot;)+([.F7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table:formula="of:=[$'functions.hpp'.A81]" office:value-type="string" office:string-value="clGetSupportedImageFormats" calcext:value-type="string">
            <text:p>clGetSupportedImageFormats</text:p>
          </table:table-cell>
          <table:table-cell table:style-name="ce26" table:formula="of:=IF(ISBLANK([$'functions.hpp'.H8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0]=&quot;✓&quot;)+([.D80]=&quot;✓&quot;)+([.E80]=&quot;✓&quot;)+([.F8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table:formula="of:=[$'functions.hpp'.A82]" office:value-type="string" office:string-value="clLinkProgram" calcext:value-type="string">
            <text:p>clLinkProgram</text:p>
          </table:table-cell>
          <table:table-cell table:style-name="ce26" table:formula="of:=IF(ISBLANK([$'functions.hpp'.H8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1]=&quot;✓&quot;)+([.D81]=&quot;✓&quot;)+([.E81]=&quot;✓&quot;)+([.F8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table:formula="of:=[$'functions.hpp'.A83]" office:value-type="string" office:string-value="clReleaseCommandQueue" calcext:value-type="string">
            <text:p>clReleaseCommandQueue</text:p>
          </table:table-cell>
          <table:table-cell table:style-name="ce26" table:formula="of:=IF(ISBLANK([$'functions.hpp'.H8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2]=&quot;✓&quot;)+([.D82]=&quot;✓&quot;)+([.E82]=&quot;✓&quot;)+([.F8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table:formula="of:=[$'functions.hpp'.A84]" office:value-type="string" office:string-value="clReleaseContext" calcext:value-type="string">
            <text:p>clReleaseContext</text:p>
          </table:table-cell>
          <table:table-cell table:style-name="ce26" table:formula="of:=IF(ISBLANK([$'functions.hpp'.H8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3]=&quot;✓&quot;)+([.D83]=&quot;✓&quot;)+([.E83]=&quot;✓&quot;)+([.F8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table:formula="of:=[$'functions.hpp'.A85]" office:value-type="string" office:string-value="clReleaseDevice" calcext:value-type="string">
            <text:p>clReleaseDevice</text:p>
          </table:table-cell>
          <table:table-cell table:style-name="ce26" table:formula="of:=IF(ISBLANK([$'functions.hpp'.H8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4]=&quot;✓&quot;)+([.D84]=&quot;✓&quot;)+([.E84]=&quot;✓&quot;)+([.F8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table:formula="of:=[$'functions.hpp'.A86]" office:value-type="string" office:string-value="clReleaseEvent" calcext:value-type="string">
            <text:p>clReleaseEvent</text:p>
          </table:table-cell>
          <table:table-cell table:style-name="ce26" table:formula="of:=IF(ISBLANK([$'functions.hpp'.H8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5]=&quot;✓&quot;)+([.D85]=&quot;✓&quot;)+([.E85]=&quot;✓&quot;)+([.F8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table:formula="of:=[$'functions.hpp'.A87]" office:value-type="string" office:string-value="clReleaseKernel" calcext:value-type="string">
            <text:p>clReleaseKernel</text:p>
          </table:table-cell>
          <table:table-cell table:style-name="ce26" table:formula="of:=IF(ISBLANK([$'functions.hpp'.H8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6]=&quot;✓&quot;)+([.D86]=&quot;✓&quot;)+([.E86]=&quot;✓&quot;)+([.F8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table:formula="of:=[$'functions.hpp'.A88]" office:value-type="string" office:string-value="clReleaseMemObject" calcext:value-type="string">
            <text:p>clReleaseMemObject</text:p>
          </table:table-cell>
          <table:table-cell table:style-name="ce26" table:formula="of:=IF(ISBLANK([$'functions.hpp'.H8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7]=&quot;✓&quot;)+([.D87]=&quot;✓&quot;)+([.E87]=&quot;✓&quot;)+([.F8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table:formula="of:=[$'functions.hpp'.A89]" office:value-type="string" office:string-value="clReleaseProgram" calcext:value-type="string">
            <text:p>clReleaseProgram</text:p>
          </table:table-cell>
          <table:table-cell table:style-name="ce26" table:formula="of:=IF(ISBLANK([$'functions.hpp'.H89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89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88]=&quot;✓&quot;)+([.D88]=&quot;✓&quot;)+([.E88]=&quot;✓&quot;)+([.F88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table:formula="of:=[$'functions.hpp'.A90]" office:value-type="string" office:string-value="clReleaseSampler" calcext:value-type="string">
            <text:p>clReleaseSampler</text:p>
          </table:table-cell>
          <table:table-cell table:style-name="ce26" table:formula="of:=IF(ISBLANK([$'functions.hpp'.H90]);&quot;&quot;;&quot;✓&quot;)">
            <text:p/>
          </table:table-cell>
          <table:table-cell table:style-name="ce26" table:formula="of:=IF(ISBLANK([$'functions.hpp'.I90]);&quot;&quot;;&quot;✓&quot;)">
            <text:p/>
          </table:table-cell>
          <table:table-cell table:style-name="ce26" table:number-columns-repeated="2"/>
          <table:table-cell table:style-name="ce2" table:formula="of:=([.C89]=&quot;✓&quot;)+([.D89]=&quot;✓&quot;)+([.E89]=&quot;✓&quot;)+([.F8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table:formula="of:=[$'functions.hpp'.A91]" office:value-type="string" office:string-value="clRetainCommandQueue" calcext:value-type="string">
            <text:p>clRetainCommandQueue</text:p>
          </table:table-cell>
          <table:table-cell table:style-name="ce26" table:formula="of:=IF(ISBLANK([$'functions.hpp'.H9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0]=&quot;✓&quot;)+([.D90]=&quot;✓&quot;)+([.E90]=&quot;✓&quot;)+([.F9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table:formula="of:=[$'functions.hpp'.A92]" office:value-type="string" office:string-value="clRetainContext" calcext:value-type="string">
            <text:p>clRetainContext</text:p>
          </table:table-cell>
          <table:table-cell table:style-name="ce26" table:formula="of:=IF(ISBLANK([$'functions.hpp'.H92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2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1]=&quot;✓&quot;)+([.D91]=&quot;✓&quot;)+([.E91]=&quot;✓&quot;)+([.F91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table:formula="of:=[$'functions.hpp'.A93]" office:value-type="string" office:string-value="clRetainDevice" calcext:value-type="string">
            <text:p>clRetainDevice</text:p>
          </table:table-cell>
          <table:table-cell table:style-name="ce26" table:formula="of:=IF(ISBLANK([$'functions.hpp'.H9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2]=&quot;✓&quot;)+([.D92]=&quot;✓&quot;)+([.E92]=&quot;✓&quot;)+([.F9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table:formula="of:=[$'functions.hpp'.A94]" office:value-type="string" office:string-value="clRetainEvent" calcext:value-type="string">
            <text:p>clRetainEvent</text:p>
          </table:table-cell>
          <table:table-cell table:style-name="ce26" table:formula="of:=IF(ISBLANK([$'functions.hpp'.H9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3]=&quot;✓&quot;)+([.D93]=&quot;✓&quot;)+([.E93]=&quot;✓&quot;)+([.F9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table:formula="of:=[$'functions.hpp'.A95]" office:value-type="string" office:string-value="clRetainKernel" calcext:value-type="string">
            <text:p>clRetainKernel</text:p>
          </table:table-cell>
          <table:table-cell table:style-name="ce26" table:formula="of:=IF(ISBLANK([$'functions.hpp'.H9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4]=&quot;✓&quot;)+([.D94]=&quot;✓&quot;)+([.E94]=&quot;✓&quot;)+([.F9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table:formula="of:=[$'functions.hpp'.A96]" office:value-type="string" office:string-value="clRetainMemObject" calcext:value-type="string">
            <text:p>clRetainMemObject</text:p>
          </table:table-cell>
          <table:table-cell table:style-name="ce26" table:formula="of:=IF(ISBLANK([$'functions.hpp'.H9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5]=&quot;✓&quot;)+([.D95]=&quot;✓&quot;)+([.E95]=&quot;✓&quot;)+([.F9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table:formula="of:=[$'functions.hpp'.A97]" office:value-type="string" office:string-value="clRetainProgram" calcext:value-type="string">
            <text:p>clRetainProgram</text:p>
          </table:table-cell>
          <table:table-cell table:style-name="ce26" table:formula="of:=IF(ISBLANK([$'functions.hpp'.H97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97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96]=&quot;✓&quot;)+([.D96]=&quot;✓&quot;)+([.E96]=&quot;✓&quot;)+([.F96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table:formula="of:=[$'functions.hpp'.A98]" office:value-type="string" office:string-value="clRetainSampler" calcext:value-type="string">
            <text:p>clRetainSampler</text:p>
          </table:table-cell>
          <table:table-cell table:style-name="ce26" table:formula="of:=IF(ISBLANK([$'functions.hpp'.H98]);&quot;&quot;;&quot;✓&quot;)">
            <text:p/>
          </table:table-cell>
          <table:table-cell table:style-name="ce26" table:formula="of:=IF(ISBLANK([$'functions.hpp'.I98]);&quot;&quot;;&quot;✓&quot;)">
            <text:p/>
          </table:table-cell>
          <table:table-cell table:style-name="ce26" table:number-columns-repeated="2"/>
          <table:table-cell table:style-name="ce2" table:formula="of:=([.C97]=&quot;✓&quot;)+([.D97]=&quot;✓&quot;)+([.E97]=&quot;✓&quot;)+([.F97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table:formula="of:=[$'functions.hpp'.A99]" office:value-type="string" office:string-value="clSetCommandQueueProperty" calcext:value-type="string">
            <text:p>clSetCommandQueueProperty</text:p>
          </table:table-cell>
          <table:table-cell table:style-name="ce26" table:formula="of:=IF(ISBLANK([$'functions.hpp'.H99]);&quot;&quot;;&quot;✓&quot;)">
            <text:p/>
          </table:table-cell>
          <table:table-cell table:style-name="ce26" table:formula="of:=IF(ISBLANK([$'functions.hpp'.I99]);&quot;&quot;;&quot;✓&quot;)">
            <text:p/>
          </table:table-cell>
          <table:table-cell table:style-name="ce26" table:number-columns-repeated="2"/>
          <table:table-cell table:style-name="ce2" table:formula="of:=([.C98]=&quot;✓&quot;)+([.D98]=&quot;✓&quot;)+([.E98]=&quot;✓&quot;)+([.F9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table:formula="of:=[$'functions.hpp'.A100]" office:value-type="string" office:string-value="clSVMAlloc" calcext:value-type="string">
            <text:p>clSVMAlloc</text:p>
          </table:table-cell>
          <table:table-cell table:style-name="ce26" table:formula="of:=IF(ISBLANK([$'functions.hpp'.H100]);&quot;&quot;;&quot;✓&quot;)">
            <text:p/>
          </table:table-cell>
          <table:table-cell table:style-name="ce26" table:formula="of:=IF(ISBLANK([$'functions.hpp'.I100]);&quot;&quot;;&quot;✓&quot;)">
            <text:p/>
          </table:table-cell>
          <table:table-cell table:style-name="ce26" table:number-columns-repeated="2"/>
          <table:table-cell table:style-name="ce2" table:formula="of:=([.C99]=&quot;✓&quot;)+([.D99]=&quot;✓&quot;)+([.E99]=&quot;✓&quot;)+([.F99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table:formula="of:=[$'functions.hpp'.A101]" office:value-type="string" office:string-value="clSVMFree" calcext:value-type="string">
            <text:p>clSVMFree</text:p>
          </table:table-cell>
          <table:table-cell table:style-name="ce26" table:formula="of:=IF(ISBLANK([$'functions.hpp'.H101]);&quot;&quot;;&quot;✓&quot;)">
            <text:p/>
          </table:table-cell>
          <table:table-cell table:style-name="ce26" table:formula="of:=IF(ISBLANK([$'functions.hpp'.I101]);&quot;&quot;;&quot;✓&quot;)">
            <text:p/>
          </table:table-cell>
          <table:table-cell table:style-name="ce26" table:number-columns-repeated="2"/>
          <table:table-cell table:style-name="ce2" table:formula="of:=([.C100]=&quot;✓&quot;)+([.D100]=&quot;✓&quot;)+([.E100]=&quot;✓&quot;)+([.F100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table:formula="of:=[$'functions.hpp'.A102]" office:value-type="string" office:string-value="clSetDefaultDeviceCommandQueue" calcext:value-type="string">
            <text:p>clSetDefaultDeviceCommandQueue</text:p>
          </table:table-cell>
          <table:table-cell table:style-name="ce26" table:formula="of:=IF(ISBLANK([$'functions.hpp'.H102]);&quot;&quot;;&quot;✓&quot;)">
            <text:p/>
          </table:table-cell>
          <table:table-cell table:style-name="ce26" table:formula="of:=IF(ISBLANK([$'functions.hpp'.I102]);&quot;&quot;;&quot;✓&quot;)">
            <text:p/>
          </table:table-cell>
          <table:table-cell table:style-name="ce26" table:number-columns-repeated="2"/>
          <table:table-cell table:style-name="ce2" table:formula="of:=([.C101]=&quot;✓&quot;)+([.D101]=&quot;✓&quot;)+([.E101]=&quot;✓&quot;)+([.F101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table:formula="of:=[$'functions.hpp'.A103]" office:value-type="string" office:string-value="clSetEventCallback" calcext:value-type="string">
            <text:p>clSetEventCallback</text:p>
          </table:table-cell>
          <table:table-cell table:style-name="ce26" table:formula="of:=IF(ISBLANK([$'functions.hpp'.H103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3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2]=&quot;✓&quot;)+([.D102]=&quot;✓&quot;)+([.E102]=&quot;✓&quot;)+([.F102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table:formula="of:=[$'functions.hpp'.A104]" office:value-type="string" office:string-value="clSetKernelArg" calcext:value-type="string">
            <text:p>clSetKernelArg</text:p>
          </table:table-cell>
          <table:table-cell table:style-name="ce26" table:formula="of:=IF(ISBLANK([$'functions.hpp'.H104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4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3]=&quot;✓&quot;)+([.D103]=&quot;✓&quot;)+([.E103]=&quot;✓&quot;)+([.F103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 table:formula="of:=[$'functions.hpp'.A105]" office:value-type="string" office:string-value="clSetKernelArgSVMPointer" calcext:value-type="string">
            <text:p>clSetKernelArgSVMPointer</text:p>
          </table:table-cell>
          <table:table-cell table:style-name="ce26" table:formula="of:=IF(ISBLANK([$'functions.hpp'.H105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5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4]=&quot;✓&quot;)+([.D104]=&quot;✓&quot;)+([.E104]=&quot;✓&quot;)+([.F104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 table:formula="of:=[$'functions.hpp'.A106]" office:value-type="string" office:string-value="clSetKernelExecInfo" calcext:value-type="string">
            <text:p>clSetKernelExecInfo</text:p>
          </table:table-cell>
          <table:table-cell table:style-name="ce26" table:formula="of:=IF(ISBLANK([$'functions.hpp'.H106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6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5]=&quot;✓&quot;)+([.D105]=&quot;✓&quot;)+([.E105]=&quot;✓&quot;)+([.F105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 table:formula="of:=[$'functions.hpp'.A107]" office:value-type="string" office:string-value="clSetMemObjectDestructorCallback" calcext:value-type="string">
            <text:p>clSetMemObjectDestructorCallback</text:p>
          </table:table-cell>
          <table:table-cell table:style-name="ce26" table:formula="of:=IF(ISBLANK([$'functions.hpp'.H107]);&quot;&quot;;&quot;✓&quot;)">
            <text:p/>
          </table:table-cell>
          <table:table-cell table:style-name="ce26" table:formula="of:=IF(ISBLANK([$'functions.hpp'.I107]);&quot;&quot;;&quot;✓&quot;)">
            <text:p/>
          </table:table-cell>
          <table:table-cell table:style-name="ce26" table:number-columns-repeated="2"/>
          <table:table-cell table:style-name="ce2" table:formula="of:=([.C106]=&quot;✓&quot;)+([.D106]=&quot;✓&quot;)+([.E106]=&quot;✓&quot;)+([.F106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 table:formula="of:=[$'functions.hpp'.A108]" office:value-type="string" office:string-value="clSetUserEventStatus" calcext:value-type="string">
            <text:p>clSetUserEventStatus</text:p>
          </table:table-cell>
          <table:table-cell table:style-name="ce26" table:formula="of:=IF(ISBLANK([$'functions.hpp'.H108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08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7]=&quot;✓&quot;)+([.D107]=&quot;✓&quot;)+([.E107]=&quot;✓&quot;)+([.F107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table:formula="of:=[$'functions.hpp'.A109]" office:value-type="string" office:string-value="clUnloadCompiler" calcext:value-type="string">
            <text:p>clUnloadCompiler</text:p>
          </table:table-cell>
          <table:table-cell table:style-name="ce26" table:formula="of:=IF(ISBLANK([$'functions.hpp'.H109]);&quot;&quot;;&quot;✓&quot;)">
            <text:p/>
          </table:table-cell>
          <table:table-cell table:style-name="ce26" table:formula="of:=IF(ISBLANK([$'functions.hpp'.I109]);&quot;&quot;;&quot;✓&quot;)">
            <text:p/>
          </table:table-cell>
          <table:table-cell table:style-name="ce26" table:number-columns-repeated="2"/>
          <table:table-cell table:style-name="ce2" table:formula="of:=([.C108]=&quot;✓&quot;)+([.D108]=&quot;✓&quot;)+([.E108]=&quot;✓&quot;)+([.F108]=&quot;✓&quot;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 table:formula="of:=[$'functions.hpp'.A110]" office:value-type="string" office:string-value="clUnloadPlatformCompiler" calcext:value-type="string">
            <text:p>clUnloadPlatformCompiler</text:p>
          </table:table-cell>
          <table:table-cell table:style-name="ce26" table:formula="of:=IF(ISBLANK([$'functions.hpp'.H110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0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09]=&quot;✓&quot;)+([.D109]=&quot;✓&quot;)+([.E109]=&quot;✓&quot;)+([.F109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table:formula="of:=[$'functions.hpp'.A111]" office:value-type="string" office:string-value="clWaitForEvents" calcext:value-type="string">
            <text:p>clWaitForEvents</text:p>
          </table:table-cell>
          <table:table-cell table:style-name="ce26" table:formula="of:=IF(ISBLANK([$'functions.hpp'.H111]);&quot;&quot;;&quot;✓&quot;)" office:value-type="string" office:string-value="✓" calcext:value-type="string">
            <text:p>✓</text:p>
          </table:table-cell>
          <table:table-cell table:style-name="ce26" table:formula="of:=IF(ISBLANK([$'functions.hpp'.I111]);&quot;&quot;;&quot;✓&quot;)" office:value-type="string" office:string-value="✓" calcext:value-type="string">
            <text:p>✓</text:p>
          </table:table-cell>
          <table:table-cell table:number-columns-repeated="2" table:style-name="ce26" office:value-type="string" calcext:value-type="string">
            <text:p>✓</text:p>
          </table:table-cell>
          <table:table-cell table:style-name="ce2" table:formula="of:=([.C110]=&quot;✓&quot;)+([.D110]=&quot;✓&quot;)+([.E110]=&quot;✓&quot;)+([.F110]=&quot;✓&quot;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 table:number-columns-spanned="9" table:number-rows-spanned="1">
            <text:p>Summary</text:p>
          </table:table-cell>
          <table:covered-table-cell table:style-name="ce2"/>
          <table:covered-table-cell table:number-columns-repeated="4" table:style-name="ce26"/>
          <table:covered-table-cell table:style-name="ce2"/>
          <table:covered-table-cell table:number-columns-repeated="2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table:number-columns-spanned="5" table:number-rows-spanned="2"/>
          <table:covered-table-cell table:number-columns-repeated="4" table:style-name="ce26"/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Planned</text:p>
          </table:table-cell>
          <table:table-cell table:style-name="ce2" office:value-type="string" calcext:value-type="string">
            <text:p>%</text:p>
          </table:table-cell>
        </table:table-row>
        <table:table-row table:style-name="ro1">
          <table:table-cell table:style-name="ce2" table:formula="of:=[.A110]" office:value-type="float" office:value="109" calcext:value-type="float">
            <text:p>109</text:p>
          </table:table-cell>
          <table:covered-table-cell table:style-name="ce2"/>
          <table:covered-table-cell table:number-columns-repeated="4" table:style-name="ce26"/>
          <table:table-cell table:style-name="ce2" table:formula="of:=SUM([.G2:.G110])" office:value-type="float" office:value="320" calcext:value-type="float">
            <text:p>320</text:p>
          </table:table-cell>
          <table:table-cell table:style-name="ce2" table:formula="of:=4*[.A113]" office:value-type="float" office:value="436" calcext:value-type="float">
            <text:p>436</text:p>
          </table:table-cell>
          <table:table-cell table:style-name="ce11" table:formula="of:=[.G113]/[.H113]" office:value-type="percentage" office:value="0.73394495412844" calcext:value-type="percentage">
            <text:p>73,39%</text:p>
          </table:table-cell>
        </table:table-row>
        <table:table-row table:style-name="ro1" table:number-rows-repeated="104846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egular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="Courier 10 Pitch" fo:font-family="'Courier 10 Pitch'" style:font-style-name="Regular" style:font-pitch="fixed" fo:font-size="6pt"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6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00ff00" loext:vertical-justify="auto"/>
      <style:paragraph-properties css3t:text-justify="auto"/>
    </style:style>
    <style:style style:name="NotDon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5">00.00.0000</text:date>, <text:time style:data-style-name="N2" text:time-value="10:31:18.60567197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weł Tomulik</meta:initial-creator>
    <meta:creation-date>2014-10-30T07:47:14.899028736</meta:creation-date>
    <dc:date>2017-09-15T16:50:10.311487870</dc:date>
    <meta:editing-duration>P1DT1H29M24S</meta:editing-duration>
    <meta:editing-cycles>139</meta:editing-cycles>
    <meta:generator>LibreOffice/5.4.1.2.0$Linux_X86_64 LibreOffice_project/40m0$Build-2</meta:generator>
    <meta:document-statistic meta:table-count="2" meta:cell-count="1412" meta:object-count="0"/>
  </office:meta>
</office:document-meta>
</file>